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officeooo:paragraph-rsid="0041b17c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c49bd9" officeooo:paragraph-rsid="00c49bd9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d55d5a" officeooo:paragraph-rsid="00d55d5a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bd9da5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bb2080" officeooo:paragraph-rsid="00bb208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bbe8be" officeooo:paragraph-rsid="00bbe8b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officeooo:paragraph-rsid="004c5914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officeooo:paragraph-rsid="004a972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2" style:family="paragraph" style:parent-style-name="Text_20_body">
      <style:text-properties fo:color="#000000" style:font-name="Times New Roman"/>
    </style:style>
    <style:style style:name="P23" style:family="paragraph" style:parent-style-name="Text_20_body">
      <style:text-properties fo:color="#000000" style:font-name="Times New Roman" officeooo:rsid="000ef043" officeooo:paragraph-rsid="000ef043"/>
    </style:style>
    <style:style style:name="P24" style:family="paragraph" style:parent-style-name="Text_20_body">
      <style:text-properties fo:color="#000000" style:font-name="Times New Roman" officeooo:paragraph-rsid="00d479a7"/>
    </style:style>
    <style:style style:name="P25" style:family="paragraph" style:parent-style-name="Text_20_body">
      <style:text-properties fo:color="#000000" style:font-name="Times New Roman" fo:font-weight="bold" officeooo:paragraph-rsid="00d479a7" style:font-weight-asian="bold" style:font-weight-complex="bold"/>
    </style:style>
    <style:style style:name="P26" style:family="paragraph" style:parent-style-name="Text_20_body">
      <style:text-properties officeooo:paragraph-rsid="004c5914"/>
    </style:style>
    <style:style style:name="P27" style:family="paragraph" style:parent-style-name="Heading_20_1">
      <style:text-properties fo:color="#000000" style:font-name="Times New Roman" officeooo:rsid="000ef043" officeooo:paragraph-rsid="003724e9"/>
    </style:style>
    <style:style style:name="P28" style:family="paragraph" style:parent-style-name="Heading_20_2">
      <style:text-properties fo:color="#000000" style:font-name="Times New Roman"/>
    </style:style>
    <style:style style:name="P29" style:family="paragraph" style:parent-style-name="Heading_20_2">
      <style:text-properties fo:color="#000000" style:font-name="Times New Roman" officeooo:paragraph-rsid="0041b17c"/>
    </style:style>
    <style:style style:name="P30" style:family="paragraph" style:parent-style-name="Heading_20_2">
      <style:paragraph-properties fo:break-before="page"/>
      <style:text-properties fo:color="#000000" style:font-name="Times New Roman" officeooo:rsid="004c5914" officeooo:paragraph-rsid="004c5914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d55d5a" officeooo:paragraph-rsid="00c49bd9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db44dd" officeooo:paragraph-rsid="00db44dd"/>
    </style:style>
    <style:style style:name="P34" style:family="paragraph" style:parent-style-name="Text_20_body" style:list-style-name="L1">
      <style:text-properties fo:color="#000000" style:font-name="Times New Roman" officeooo:paragraph-rsid="00d479a7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fo:color="#000000" fo:font-size="14pt" officeooo:rsid="00c63129"/>
    </style:style>
    <style:style style:name="T3" style:family="text">
      <style:text-properties fo:color="#000000" fo:font-size="14pt" officeooo:rsid="00d62864"/>
    </style:style>
    <style:style style:name="T4" style:family="text">
      <style:text-properties fo:color="#000000" fo:font-weight="normal" officeooo:rsid="00bd9da5" style:font-weight-asian="normal" style:font-weight-complex="normal"/>
    </style:style>
    <style:style style:name="T5" style:family="text">
      <style:text-properties fo:color="#000000" fo:font-weight="bold" officeooo:rsid="00bd9da5" style:font-weight-asian="bold" style:font-weight-complex="bold"/>
    </style:style>
    <style:style style:name="T6" style:family="text">
      <style:text-properties fo:color="#000000" style:font-name="Times New Roman" fo:font-size="14pt" officeooo:rsid="004c5914"/>
    </style:style>
    <style:style style:name="T7" style:family="text">
      <style:text-properties fo:color="#000000" style:font-name="Times New Roman" fo:font-size="14pt" officeooo:rsid="00d59452"/>
    </style:style>
    <style:style style:name="T8" style:family="text">
      <style:text-properties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9" style:family="text">
      <style:text-properties fo:font-size="14pt" fo:language="ru" fo:country="RU" fo:font-weight="bold" officeooo:rsid="003c833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0" style:family="text">
      <style:text-properties fo:font-size="14pt" fo:language="ru" fo:country="RU" fo:font-weight="bold" officeooo:rsid="00d80919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1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2" style:family="text">
      <style:text-properties fo:font-size="14pt" fo:language="ru" fo:country="RU" officeooo:rsid="003c8336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3" style:family="text">
      <style:text-properties fo:font-size="14pt" officeooo:rsid="003c8336" style:font-size-complex="14pt"/>
    </style:style>
    <style:style style:name="T14" style:family="text">
      <style:text-properties style:font-size-complex="14pt"/>
    </style:style>
    <style:style style:name="T15" style:family="text">
      <style:text-properties officeooo:rsid="00cddaf9"/>
    </style:style>
    <style:style style:name="T16" style:family="text">
      <style:text-properties officeooo:rsid="00d55d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8">Кафедра МО ЭВМ</text:p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Book_20_Title"><text:span text:style-name="T1">отчет</text:span></text:span></text:p>
      <text:p text:style-name="P13"><text:span text:style-name="T8">по лабораторной работе №</text:span><text:span text:style-name="T10">6</text:span></text:p>
      <text:p text:style-name="P14"><text:span text:style-name="T8">по дисциплине «</text:span><text:span text:style-name="T9">Организация ЭВМ и систем</text:span><text:span text:style-name="T8">»</text:span></text:p>
      <text:p text:style-name="P9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</text:p>
      <text:p text:style-name="P9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4">Студент гр. </text:span><text:span text:style-name="T13">0383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1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17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3"><text:span text:style-name="T11">20</text:span><text:span text:style-name="T12">21</text:span></text:p>
      <text:h text:style-name="P30" text:outline-level="2">Вариант № <text:span text:style-name="T15">4</text:span>.</text:h>
      <text:h text:style-name="P28" text:outline-level="2">Цель работы.</text:h>
      <text:p text:style-name="P26"><text:span text:style-name="T6">Изучить механизм создания </text:span><text:span text:style-name="T7">программы с использованием языков высокого уровня и ассемблера</text:span><text:span text:style-name="T6">.</text:span></text:p>
      <text:p text:style-name="P23"/>
      <text:h text:style-name="P28" text:outline-level="2">Задание.</text:h>
      <text:p text:style-name="P24">На языке С программируется ввод с клавиатуры и контроль исходных данных, а также генерируется массив псевдослучайных целых чисел, изменяющихся в заданном диапазоне и имеющих заданный закон распределения. Необходимые датчики псевдослучайных чисел находятся в каталоге RAND_GEN (пpи его отсутствии получить у пpеподавателя).</text:p>
      <text:p text:style-name="P24">Следует привести числа к целому виду с учетом диапазона изменения.</text:p>
      <text:p text:style-name="P24">Далее должны вызываться 1 или 2 ассемблерных процедуры для формирования распределения количества попаданий псевдослучайных целых чисел в заданные интервалы. Ассемблерные процедуры должны вызываться как независимо скомпилированные модули. Передача параметров в процедуру должна выполняться через кадр стека. </text:p>
      <text:p text:style-name="P24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 </text:p>
      <text:p text:style-name="P25">Исходные данные: </text:p>
      <text:p text:style-name="P24">1. Длина массива псевдослучайных целых чисел - NumRanDat (&lt;= 16K)</text:p>
      <text:p text:style-name="P24">2. Диапазон изменения массива псевдослучайных целых чисел [Xmin, Xmax] (м.б. биполярный, например, [-100, 100])</text:p>
      <text:p text:style-name="P24">3. Массив псевдослучайных целых чисел {Xi}.</text:p>
      <text:p text:style-name="P24">4. Количество интервалов, на которые разбивается диапазон изменения массива псевдослучайных целых чисел - NInt ( &lt;=24 )</text:p>
      <text:p text:style-name="P24">5. Массив левых границ интервалов разбиения LGrInt .</text:p>
      <text:p text:style-name="P24"><text:soft-page-break/>В общем случае интервалы разбиения диапазона изменения псевдослучайных чисел могут иметь различную длину, левые границы могут задаваться в произвольном порядке и иметь произвольные значения. Если Xmin &lt; LGrInt(1), то часть данных не будет участвовать в формировании распределения. Каждый интервал, кроме последнего, следует интерпретировать как [ LGrInt(i), LGrInt(i+1)]. Если у последнего интервала правая граница меньше Xmax, то часть данных не будет участвовать в формировании распределения. </text:p>
      <text:list xml:id="list1061740087" text:style-name="L1">
        <text:list-item>
          <text:p text:style-name="P34">Вид распределения — нормальный.  </text:p>
        </text:list-item>
        <text:list-item>
          <text:p text:style-name="P34">Число ассемблерных процедур — 2. </text:p>
        </text:list-item>
        <text:list-item>
          <text:p text:style-name="P34">𝑁𝑖𝑛𝑡 &lt; 𝐷𝑥  </text:p>
        </text:list-item>
        <text:list-item>
          <text:p text:style-name="P34">𝐿𝑔𝑖 ≤ 𝑋𝑚𝑖𝑛  </text:p>
        </text:list-item>
        <text:list-item>
          <text:p text:style-name="P34">Правая граница последнего интервала 𝑋𝑚𝑎𝑥</text:p>
        </text:list-item>
      </text:list>
      <text:p text:style-name="P22"/>
      <text:h text:style-name="P28" text:outline-level="2">Выполнение работы.</text:h>
      <text:p text:style-name="P12">На языке C++ производится считывание начальных значений и их проверка, а также генерация чисел с нормальным распределением (с использованием библиотеки random). В реализации программы используется два ассемблерных модуля. Первый модуль содержит функцию first, которая считает количество каждого из чисел исходного массива на единичном интервале и записывает это количество в промежуточный массив. Второй модуль содержит функцию second, которая на основе промежуточного массива считает количество чисел в промежутках. Вывод производится на ЯВУ, также результаты дублируются в файл output.txt.</text:p>
      <text:p text:style-name="P7"><text:span text:style-name="T4">Разработанный программный код см.</text:span><text:span text:style-name="T5"> Приложение А.</text:span></text:p>
      <text:p text:style-name="P4"/>
      <text:h text:style-name="P29" text:outline-level="2">Выводы.</text:h>
      <text:p text:style-name="P19"><text:span text:style-name="T2">В ходе лабораторной работы была реализована программа, в которой представлено взаимодействие ассемблерных модулей с программой на </text:span><text:span text:style-name="T3">С++.</text:span></text:p>
      <text:h text:style-name="P27" text:outline-level="1"><text:soft-page-break/>Приложение А<text:line-break/>Исходный код программы</text:h>
      <text:p text:style-name="P5">main.<text:span text:style-name="T16">cpp</text:span></text:p>
      <text:p text:style-name="P32">#include&lt;iostream&gt;</text:p>
      <text:p text:style-name="P32">#include&lt;fstream&gt;</text:p>
      <text:p text:style-name="P32">#include&lt;random&gt;</text:p>
      <text:p text:style-name="P32"/>
      <text:p text:style-name="P32">const int MAX_N = 16000;</text:p>
      <text:p text:style-name="P32">const int MAX_NINT = 24;</text:p>
      <text:p text:style-name="P32"/>
      <text:p text:style-name="P32">extern "C" void first(int* num, int NumRunDat, int* res, int Xmin);</text:p>
      <text:p text:style-name="P32">extern "C" void second(int* first_res, int NumRunDat, int Xmin, int* borders, int Nint, int* res);</text:p>
      <text:p text:style-name="P32"/>
      <text:p text:style-name="P32"/>
      <text:p text:style-name="P32"/>
      <text:p text:style-name="P32">int main() {</text:p>
      <text:p text:style-name="P32"><text:tab/>setlocale(LC_ALL, "rus");</text:p>
      <text:p text:style-name="P32"/>
      <text:p text:style-name="P32"><text:tab/>std::ofstream fout;</text:p>
      <text:p text:style-name="P32"><text:tab/>fout.open("output.txt", std::ios_base::out);</text:p>
      <text:p text:style-name="P32"/>
      <text:p text:style-name="P32"><text:tab/>int NumRanDat;</text:p>
      <text:p text:style-name="P32"><text:tab/>std::cout &lt;&lt; "Введите размер массива: ";</text:p>
      <text:p text:style-name="P32"><text:tab/>std::cin &gt;&gt; NumRanDat;</text:p>
      <text:p text:style-name="P32"><text:tab/>if (NumRanDat &gt; MAX_N) {</text:p>
      <text:p text:style-name="P32"><text:tab/><text:tab/>std::cout &lt;&lt; "Размер превышает максимальный допустимый размер " &lt;&lt; MAX_N &lt;&lt; "\n";</text:p>
      <text:p text:style-name="P32"><text:tab/><text:tab/>return 0;</text:p>
      <text:p text:style-name="P32"><text:soft-page-break/><text:tab/>}</text:p>
      <text:p text:style-name="P32"/>
      <text:p text:style-name="P32"><text:tab/>int Xmin, Xmax;</text:p>
      <text:p text:style-name="P32"><text:tab/>std::cout &lt;&lt; "Введите диапазон [Xmin, Xmax]: ";</text:p>
      <text:p text:style-name="P32"><text:tab/>std::cin &gt;&gt; Xmin &gt;&gt; Xmax;</text:p>
      <text:p text:style-name="P32"><text:tab/>int Dx = Xmax - Xmin;</text:p>
      <text:p text:style-name="P32"/>
      <text:p text:style-name="P32"><text:tab/>int Nint;</text:p>
      <text:p text:style-name="P32"><text:tab/>std::cout &lt;&lt; "Введите количество интервалов: ";</text:p>
      <text:p text:style-name="P32"><text:tab/>std::cin &gt;&gt; Nint;</text:p>
      <text:p text:style-name="P32"><text:tab/>if ((Nint &gt;= Dx) || (Nint &gt; MAX_NINT) || (Nint &lt; 0)) {</text:p>
      <text:p text:style-name="P32"><text:tab/><text:tab/>int min;</text:p>
      <text:p text:style-name="P32"><text:tab/><text:tab/>if (MAX_N &lt; Dx) {</text:p>
      <text:p text:style-name="P32"><text:tab/><text:tab/><text:tab/>min = MAX_N;</text:p>
      <text:p text:style-name="P32"><text:tab/><text:tab/>}</text:p>
      <text:p text:style-name="P32"><text:tab/><text:tab/>else {</text:p>
      <text:p text:style-name="P32"><text:tab/><text:tab/><text:tab/>min = Dx;</text:p>
      <text:p text:style-name="P32"><text:tab/><text:tab/>}</text:p>
      <text:p text:style-name="P32"><text:tab/><text:tab/>std::cout &lt;&lt; "Количество интервалов должно быть меньше " &lt;&lt; min &lt;&lt; " и больше 0\n";</text:p>
      <text:p text:style-name="P32"><text:tab/><text:tab/>return 0;</text:p>
      <text:p text:style-name="P32"><text:tab/>}</text:p>
      <text:p text:style-name="P32"/>
      <text:p text:style-name="P32"><text:tab/>int* left_borders = new int[Nint];</text:p>
      <text:p text:style-name="P32"><text:tab/>int* saved_borders = new int[Nint];</text:p>
      <text:p text:style-name="P32"><text:tab/>std::cout &lt;&lt; "Введите левые границы: ";</text:p>
      <text:p text:style-name="P32"><text:tab/>for (int i = 0; i &lt; Nint; i++) {</text:p>
      <text:p text:style-name="P32"><text:tab/><text:tab/>std::cin &gt;&gt; left_borders[i];</text:p>
      <text:p text:style-name="P32"><text:tab/>}</text:p>
      <text:p text:style-name="P32"><text:soft-page-break/></text:p>
      <text:p text:style-name="P32"><text:tab/>for (int i = 0; i &lt; Nint - 1; i++) {</text:p>
      <text:p text:style-name="P32"><text:tab/><text:tab/>for (int j = i + 1; j &lt; Nint; j++) {</text:p>
      <text:p text:style-name="P32"><text:tab/><text:tab/><text:tab/>if (left_borders[j] &lt; left_borders[i])</text:p>
      <text:p text:style-name="P32"><text:tab/><text:tab/><text:tab/><text:tab/>std::swap(left_borders[j], left_borders[i]);</text:p>
      <text:p text:style-name="P32"><text:tab/><text:tab/>}</text:p>
      <text:p text:style-name="P32"><text:tab/>}</text:p>
      <text:p text:style-name="P32"/>
      <text:p text:style-name="P32"><text:tab/>for (int i = 0; i &lt; Nint; i++) {</text:p>
      <text:p text:style-name="P32"><text:tab/><text:tab/>saved_borders[i] = left_borders[i];</text:p>
      <text:p text:style-name="P32"><text:tab/><text:tab/>if (left_borders[i] &lt; Xmin) {</text:p>
      <text:p text:style-name="P32"><text:tab/><text:tab/><text:tab/>left_borders[i] = Xmin;</text:p>
      <text:p text:style-name="P32"><text:tab/><text:tab/>}</text:p>
      <text:p text:style-name="P32"><text:tab/>}</text:p>
      <text:p text:style-name="P32"/>
      <text:p text:style-name="P32"><text:tab/>std::mt19937 gen(time(nullptr));</text:p>
      <text:p text:style-name="P32"><text:tab/>std::uniform_int_distribution&lt;int&gt; dis(Xmin, Xmax-1);</text:p>
      <text:p text:style-name="P32"><text:tab/>int* num = new int[NumRanDat];</text:p>
      <text:p text:style-name="P32"><text:tab/>for (int i = 0; i &lt; NumRanDat; i++)</text:p>
      <text:p text:style-name="P32"><text:tab/><text:tab/>num[i] = dis(gen);</text:p>
      <text:p text:style-name="P32"/>
      <text:p text:style-name="P32"><text:tab/>std::cout &lt;&lt; "Сгенерированные числа: ";</text:p>
      <text:p text:style-name="P32"><text:tab/>fout &lt;&lt; "Сгенерированные числа: ";</text:p>
      <text:p text:style-name="P32"><text:tab/>for (int i = 0; i &lt; NumRanDat; i++) {</text:p>
      <text:p text:style-name="P32"><text:tab/><text:tab/>std::cout &lt;&lt; num[i] &lt;&lt; " ";</text:p>
      <text:p text:style-name="P32"><text:tab/><text:tab/>fout &lt;&lt; num[i] &lt;&lt; " ";</text:p>
      <text:p text:style-name="P32"><text:tab/>}</text:p>
      <text:p text:style-name="P32"><text:tab/>std::cout &lt;&lt; "\n";</text:p>
      <text:p text:style-name="P32"><text:tab/>fout &lt;&lt; "\n";</text:p>
      <text:p text:style-name="P32"><text:soft-page-break/></text:p>
      <text:p text:style-name="P32"><text:tab/>int len1 = abs(Xmax - Xmin);</text:p>
      <text:p text:style-name="P32"><text:tab/>int* first_res = new int[len1];</text:p>
      <text:p text:style-name="P32"><text:tab/>for (int i = 0; i &lt; len1; i++)</text:p>
      <text:p text:style-name="P32"><text:tab/><text:tab/>first_res[i] = 0;</text:p>
      <text:p text:style-name="P32"/>
      <text:p text:style-name="P32"><text:tab/>int len2 = Nint + 1;</text:p>
      <text:p text:style-name="P32"><text:tab/>int* final_res = new int[len2];</text:p>
      <text:p text:style-name="P32"><text:tab/>for (int i = 0; i &lt; Nint + 1; i++)</text:p>
      <text:p text:style-name="P32"><text:tab/><text:tab/>final_res[i] = 0;</text:p>
      <text:p text:style-name="P32"/>
      <text:p text:style-name="P32"><text:tab/>first(num, NumRanDat, first_res, Xmin);</text:p>
      <text:p text:style-name="P32"/>
      <text:p text:style-name="P32"><text:tab/>std::cout &lt;&lt; "Промежуточные результаты: ";</text:p>
      <text:p text:style-name="P32"><text:tab/>NumRanDat = 0;</text:p>
      <text:p text:style-name="P32"><text:tab/>for (int i = 0; i &lt; len1; i++) {</text:p>
      <text:p text:style-name="P32"><text:tab/><text:tab/>std::cout &lt;&lt; first_res[i] &lt;&lt; " ";</text:p>
      <text:p text:style-name="P32"><text:tab/><text:tab/>NumRanDat += first_res[i];</text:p>
      <text:p text:style-name="P32"><text:tab/>}</text:p>
      <text:p text:style-name="P32"><text:tab/>std::cout &lt;&lt; "\n";</text:p>
      <text:p text:style-name="P32"/>
      <text:p text:style-name="P32"><text:tab/>second(first_res, NumRanDat, Xmin, left_borders, Nint, final_res);</text:p>
      <text:p text:style-name="P32"><text:tab/></text:p>
      <text:p text:style-name="P32"><text:tab/>std::cout &lt;&lt; "№\tГраница\tКоличество\n";</text:p>
      <text:p text:style-name="P32"><text:tab/>fout &lt;&lt; "№\tГраница\tКоличество\n";</text:p>
      <text:p text:style-name="P32"><text:tab/>for (int i = 1; i &lt; Nint + 1; i++) {</text:p>
      <text:p text:style-name="P32"><text:tab/><text:tab/>std::cout &lt;&lt; i &lt;&lt; "\t" &lt;&lt; saved_borders[i - 1] &lt;&lt; "\t" &lt;&lt; final_res[i] &lt;&lt; "\n";</text:p>
      <text:p text:style-name="P32"><text:soft-page-break/><text:tab/><text:tab/>fout &lt;&lt; i &lt;&lt; "\t" &lt;&lt; saved_borders[i - 1] &lt;&lt; "\t" &lt;&lt; final_res[i] &lt;&lt; "\n";</text:p>
      <text:p text:style-name="P32"><text:tab/>}</text:p>
      <text:p text:style-name="P32"/>
      <text:p text:style-name="P32"><text:tab/>delete[] first_res;</text:p>
      <text:p text:style-name="P32"><text:tab/>delete[] final_res;</text:p>
      <text:p text:style-name="P32"><text:tab/>delete[] left_borders;</text:p>
      <text:p text:style-name="P32"><text:tab/>delete[] num;</text:p>
      <text:p text:style-name="P32"><text:tab/>fout.close();</text:p>
      <text:p text:style-name="P32">}</text:p>
      <text:p text:style-name="P32"/>
      <text:p text:style-name="P33">first.asm</text:p>
      <text:p text:style-name="P33">.586p</text:p>
      <text:p text:style-name="P33">.MODEL FLAT, C</text:p>
      <text:p text:style-name="P33">.CODE</text:p>
      <text:p text:style-name="P33"/>
      <text:p text:style-name="P33">PUBLIC C first</text:p>
      <text:p text:style-name="P33">first PROC C num: dword, N: dword, res: dword, xmin: dword</text:p>
      <text:p text:style-name="P33"/>
      <text:p text:style-name="P33">push esi</text:p>
      <text:p text:style-name="P33">push edi</text:p>
      <text:p text:style-name="P33"/>
      <text:p text:style-name="P33">mov edi, num</text:p>
      <text:p text:style-name="P33">mov ecx, N<text:tab/><text:tab/><text:tab/><text:tab/><text:tab/>; Íåîáõîäèìî äëÿ ðàáîòû loop - èòåðàöèÿ ïî ìàññèâó</text:p>
      <text:p text:style-name="P33">mov esi, res<text:tab/><text:tab/><text:tab/><text:tab/>; Ïðîìåæóòî÷íûé ìàññèâ</text:p>
      <text:p text:style-name="P33"/>
      <text:p text:style-name="P33">for_additional_res:</text:p>
      <text:p text:style-name="P33"><text:tab/>mov eax, [edi]<text:tab/><text:tab/><text:tab/>; Áåðåì î÷åðåäíîé ýëåìåíò èç num</text:p>
      <text:p text:style-name="P33"><text:soft-page-break/><text:tab/>sub eax, xmin<text:tab/><text:tab/><text:tab/>; Íàéäžì èíäåêñ ÿ÷åéêè, ñîîòâåòñòâóþùåé ÷èñëó â ïðîìåæóòî÷íîì ìàññèâå</text:p>
      <text:p text:style-name="P33"><text:tab/>mov ebx, [esi + 4*eax]<text:tab/>; Íàõîäèì ÿ÷åéêó ñ ýòèì èíäåêñîì â ïðîìåæóòî÷íîì ìàññèâå è ïîìåùàåì åž â ebx</text:p>
      <text:p text:style-name="P33"><text:tab/>inc ebx<text:tab/><text:tab/><text:tab/><text:tab/><text:tab/>; Óâåëè÷èâàåì çíà÷åíèå íà 1</text:p>
      <text:p text:style-name="P33"><text:tab/>mov [esi + 4*eax], ebx<text:tab/>; Êëàäžì íîâîå çíà÷åíèå îáðàòíî â ïðîìåæóòî÷íûé ìàññèâ</text:p>
      <text:p text:style-name="P33"><text:tab/>add edi, 4<text:tab/><text:tab/><text:tab/><text:tab/>; Ïåðåõîäèì ê ñëåäóþùåìó ýëåìåíòó â ìàññèâå num</text:p>
      <text:p text:style-name="P33"><text:tab/>loop for_additional_res</text:p>
      <text:p text:style-name="P33"/>
      <text:p text:style-name="P33">pop edi</text:p>
      <text:p text:style-name="P33">pop esi</text:p>
      <text:p text:style-name="P33">ret</text:p>
      <text:p text:style-name="P33">first ENDP</text:p>
      <text:p text:style-name="P33">END</text:p>
      <text:p text:style-name="P33"/>
      <text:p text:style-name="P33">second.asm</text:p>
      <text:p text:style-name="P33">.586p</text:p>
      <text:p text:style-name="P33">.MODEL FLAT, C</text:p>
      <text:p text:style-name="P33">.CODE</text:p>
      <text:p text:style-name="P33">PUBLIC C second</text:p>
      <text:p text:style-name="P33">second PROC C first_res: dword, N: dword, xmin: dword, borders: dword, Nint: dword, res: dword</text:p>
      <text:p text:style-name="P33"/>
      <text:p text:style-name="P33">push esi</text:p>
      <text:p text:style-name="P33">push edi</text:p>
      <text:p text:style-name="P33">push ebp</text:p>
      <text:p text:style-name="P33"/>
      <text:p text:style-name="P33"><text:soft-page-break/>mov edi, first_res <text:s/></text:p>
      <text:p text:style-name="P33">mov esi, borders <text:s/></text:p>
      <text:p text:style-name="P33">mov ecx, Nint <text:s/></text:p>
      <text:p text:style-name="P33"/>
      <text:p text:style-name="P33">for_borders: <text:s/></text:p>
      <text:p text:style-name="P33"><text:tab/>mov eax, [esi]<text:tab/><text:tab/><text:tab/><text:tab/>; Äîñòàžì î÷åðåäíóþ ãðàíèöó èíòåðâàëà</text:p>
      <text:p text:style-name="P33"><text:tab/>sub eax, xmin<text:tab/><text:tab/><text:tab/><text:tab/>; Íàõîäèì èíäåêñ ãðàíèöû â ïðîìåæóòî÷íîì ìàññèâå</text:p>
      <text:p text:style-name="P33"><text:tab/>mov [esi], eax<text:tab/><text:tab/><text:tab/><text:tab/>; Êëàäžì îáðàòíî</text:p>
      <text:p text:style-name="P33"><text:tab/>add esi, 4<text:tab/><text:tab/><text:tab/><text:tab/><text:tab/>; Ïåðåõîäèì ê ñëåäóþùåìó ýëåìåíòó</text:p>
      <text:p text:style-name="P33"><text:tab/>loop for_borders</text:p>
      <text:p text:style-name="P33"/>
      <text:p text:style-name="P33">mov esi, borders</text:p>
      <text:p text:style-name="P33">mov ecx, Nint</text:p>
      <text:p text:style-name="P33">mov ebx, 0<text:tab/><text:tab/><text:tab/><text:tab/><text:tab/><text:tab/>; Ñ÷žò÷èê</text:p>
      <text:p text:style-name="P33">mov eax, [esi]<text:tab/><text:tab/><text:tab/><text:tab/><text:tab/>; Ïåðâûé ýëåìåíò îáíîâëåííîãî borders </text:p>
      <text:p text:style-name="P33"/>
      <text:p text:style-name="P33">for_start:</text:p>
      <text:p text:style-name="P33"><text:tab/>push ecx<text:tab/><text:tab/><text:tab/><text:tab/><text:tab/>; Ñîõðàíèì çíà÷åíèå ecx<text:tab/><text:tab/></text:p>
      <text:p text:style-name="P33"><text:tab/>mov ecx, eax<text:tab/><text:tab/><text:tab/><text:tab/>; Ïîìåñòèì â ecx çíà÷åíèå èíäåêñà ãðàíèöû</text:p>
      <text:p text:style-name="P33"><text:tab/>push esi<text:tab/><text:tab/><text:tab/><text:tab/><text:tab/>; Ñîõðàíèì esi</text:p>
      <text:p text:style-name="P33"><text:tab/>mov esi, res<text:tab/><text:tab/><text:tab/><text:tab/>; Áóäåì ðàáîòàòü ñ ìàññèâîì res</text:p>
      <text:p text:style-name="P33"/>
      <text:p text:style-name="P33"><text:s text:c="4"/>for_array:</text:p>
      <text:p text:style-name="P33"><text:tab/><text:tab/>cmp ecx, 0</text:p>
      <text:p text:style-name="P33"><text:soft-page-break/><text:tab/><text:tab/>je for_end<text:tab/><text:tab/><text:tab/><text:tab/>; Åñëè äîñòèãëè êîíöà ãðàíèöû, âûõîäèì èç öèêëà</text:p>
      <text:p text:style-name="P33"><text:s text:c="8"/>mov eax, [edi]<text:tab/><text:tab/><text:tab/>; Áåðžì ëåæàùåå â ïðîìåæóòî÷íîì ìàññèâå êîëè÷åñòâî ýëåìåíòîâ</text:p>
      <text:p text:style-name="P33"><text:s text:c="8"/>add [esi + 4*ebx], eax<text:tab/>; Äîáàâëÿåì ê ðåçóëüòàòó äëÿ äàííîãî èíòåðâàëà</text:p>
      <text:p text:style-name="P33"><text:s text:c="8"/>add edi, 4<text:tab/><text:tab/><text:tab/><text:tab/>; Ïåðåõîäèì ê ñëåäóþùåìó</text:p>
      <text:p text:style-name="P33"><text:s text:c="8"/>loop for_array</text:p>
      <text:p text:style-name="P33"/>
      <text:p text:style-name="P33">for_end:</text:p>
      <text:p text:style-name="P33"><text:s text:c="4"/>pop esi<text:tab/><text:tab/><text:tab/><text:tab/><text:tab/><text:tab/>; Âîçâðàùàåìñÿ ê ìàññèâó borders</text:p>
      <text:p text:style-name="P33"><text:s text:c="4"/>inc ebx<text:tab/><text:tab/><text:tab/><text:tab/><text:tab/><text:tab/>; Óâåëè÷èâàåì ñ÷žò÷èê</text:p>
      <text:p text:style-name="P33"><text:tab/>mov eax, [esi]</text:p>
      <text:p text:style-name="P33"><text:tab/>add esi, 4</text:p>
      <text:p text:style-name="P33"><text:tab/>sub eax, [esi]<text:tab/><text:tab/><text:tab/><text:tab/>; Èç ïðåäûäóùåãî çíà÷åíèÿ borders âû÷èòàåì ñëåäóþùèé - ïîëó÷àåì äëèíó î÷åðåäíîãî èíòåðâàëà * -1</text:p>
      <text:p text:style-name="P33"><text:tab/>neg eax<text:tab/><text:tab/><text:tab/><text:tab/><text:tab/><text:tab/>; Äåëàåì çíà÷åíèå ïîëîæèòåëüíûì</text:p>
      <text:p text:style-name="P33"><text:tab/>pop ecx<text:tab/><text:tab/><text:tab/><text:tab/><text:tab/><text:tab/>; Âîçâðàùàåìñÿ ê èòåðàòîðó Nint</text:p>
      <text:p text:style-name="P33"><text:tab/>loop for_start</text:p>
      <text:p text:style-name="P33"/>
      <text:p text:style-name="P33">mov esi, res</text:p>
      <text:p text:style-name="P33">mov ecx, Nint</text:p>
      <text:p text:style-name="P33">mov eax, 0</text:p>
      <text:p text:style-name="P33"/>
      <text:p text:style-name="P33">final_for:<text:tab/><text:tab/><text:tab/><text:tab/><text:tab/><text:tab/>; Ñ÷èòàåì êîëè÷åñòâî ÷èñåë, êîòîðûå íå áûëè îáðàáîòàíû</text:p>
      <text:p text:style-name="P33"><text:soft-page-break/><text:tab/>add eax, [esi]</text:p>
      <text:p text:style-name="P33"><text:tab/>add esi, 4</text:p>
      <text:p text:style-name="P33"><text:tab/>loop final_for</text:p>
      <text:p text:style-name="P33"/>
      <text:p text:style-name="P33">mov esi, res</text:p>
      <text:p text:style-name="P33">sub eax, N</text:p>
      <text:p text:style-name="P33">neg eax</text:p>
      <text:p text:style-name="P33"/>
      <text:p text:style-name="P33">add [esi + 4*ebx], eax<text:tab/><text:tab/><text:tab/>; Ïîìåùàåì ýòî êîëè÷åñòâî â ïîñëåäíþþ ÿ÷åéêó ðåçóëüòàòà</text:p>
      <text:p text:style-name="P33"/>
      <text:p text:style-name="P33">pop ebp</text:p>
      <text:p text:style-name="P33">pop edi</text:p>
      <text:p text:style-name="P33">pop esi</text:p>
      <text:p text:style-name="P33"/>
      <text:p text:style-name="P33">ret</text:p>
      <text:p text:style-name="P33">second ENDP</text:p>
      <text:p text:style-name="P33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33M58S</meta:editing-duration>
    <meta:editing-cycles>174</meta:editing-cycles>
    <meta:generator>LibreOffice/6.4.7.2$Linux_X86_64 LibreOffice_project/40$Build-2</meta:generator>
    <dc:date>2021-12-23T20:33:17.186241960</dc:date>
    <meta:document-statistic meta:table-count="1" meta:image-count="0" meta:object-count="0" meta:page-count="12" meta:paragraph-count="224" meta:word-count="1299" meta:character-count="8470" meta:non-whitespace-character-count="7086"/>
  </office:meta>
</office:document-meta>
</file>